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87de8" officeooo:paragraph-rsid="000a72d0"/>
    </style:style>
    <style:style style:name="P2" style:family="paragraph" style:parent-style-name="Text_20_body">
      <style:text-properties officeooo:rsid="000a72d0" officeooo:paragraph-rsid="000a72d0"/>
    </style:style>
    <style:style style:name="P3" style:family="paragraph" style:parent-style-name="Text_20_body">
      <style:text-properties officeooo:rsid="000bb195" officeooo:paragraph-rsid="000bb195"/>
    </style:style>
    <style:style style:name="P4" style:family="paragraph" style:parent-style-name="Text_20_body">
      <style:text-properties officeooo:rsid="0010796f" officeooo:paragraph-rsid="0010796f"/>
    </style:style>
    <style:style style:name="P5" style:family="paragraph" style:parent-style-name="Text_20_body">
      <style:text-properties officeooo:rsid="0011f4f6" officeooo:paragraph-rsid="0011f4f6"/>
    </style:style>
    <style:style style:name="P6" style:family="paragraph" style:parent-style-name="Heading_20_1" style:master-page-name="MP0">
      <style:paragraph-properties style:page-number="auto" fo:break-before="page"/>
    </style:style>
    <style:style style:name="P7" style:family="paragraph" style:parent-style-name="Text_20_body">
      <style:text-properties officeooo:rsid="0015757c" officeooo:paragraph-rsid="0015757c"/>
    </style:style>
    <style:style style:name="T1" style:family="text">
      <style:text-properties officeooo:rsid="000a72d0"/>
    </style:style>
    <style:style style:name="T2" style:family="text">
      <style:text-properties officeooo:rsid="000b9195"/>
    </style:style>
    <style:style style:name="T3" style:family="text">
      <style:text-properties officeooo:rsid="000bb195"/>
    </style:style>
    <style:style style:name="T4" style:family="text">
      <style:text-properties officeooo:rsid="000cb7f1"/>
    </style:style>
    <style:style style:name="T5" style:family="text">
      <style:text-properties officeooo:rsid="0010796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verview</text:h>
      <text:p text:style-name="Text_20_body">For this practical, we were tasked with creating a calculator application in Haskell that can be interacted with, containing features such as support for some basic operations, support for variables, error handling and command history. There were also more advanced features that could be implemented, such as support for both integers and floating point values, the ability to read files rather than just manual input, and storing variables using a binary search tree.</text:p>
      <text:h text:style-name="Heading_20_1" text:outline-level="1">Basic Requirements</text:h>
      <text:p text:style-name="Text_20_body">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 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Text_20_body">Next we implemented ‘it’ and accessing the command history, by creating the getCmd method and adding an extra state in REPL for AccessCmdHistory. We reused the ‘nat’ from Parsing to read the input, and added error checks for negative or too large numbers. We also prevented ‘it’ from being modified by the user directly.</text:p>
      <text:p text:style-name="Text_20_body">To support whitespace, we then replaced uses of ‘ident’ with ‘identifier’, 'int' with 'integer', etc in Expr, since the new words were part of the given code in Parsing, and acted the same way as the other words, but ignores spaces around the numbers or variables.</text:p>
      <text:p text:style-name="P5">Overall, all basic requirements listed in practical specification are satisfied.</text:p>
      <text:h text:style-name="Heading_20_1" text:outline-level="1">Additional Requirements</text:h>
      <text:p text:style-name="P1">Aside from the basic functionality, the calculator also supports additional requirements. The parser was first expanded to be able to support negative integers by reading either a natural number, or a minus-sign and a natural number when it expects an integer.</text:p>
      <text:p text:style-name="P1">We defined additional functions for absolute value, modulo and power. <text:span text:style-name="T1">None of them “re-invent the wheel”, instead they call the system’s own functions for these operators with the value the statement the calculator has interpreted. </text:span>Absolute value is marked by the operator |statement|, <text:span text:style-name="T1">modulo with the syntax a % b and power with the the syntax a^b. The power function uses the floating point calculation when the exponent is negative.</text:span></text:p>
      <text:p text:style-name="P2">While the basic requirement only calculates with integers, we expanded our calculator to be able to operate with both integers and floating-point values. The basic principle of the new calculator is that if both operands are integers the operation and result will be done using integers, <text:span text:style-name="T5">otherwise</text:span> the operation and result are done using floa<text:span text:style-name="T2">t</text:span>ing-point numbers. <text:span text:style-name="T3">Being able to use both of them required expanding the parser so that it returns either a float or an integer. The parser itself attempts to read a floating point value or an integer value. Since the returned values are of type Either, all of the code </text:span><text:soft-page-break/><text:span text:style-name="T3">that evaluates expressions had to be rewritten in a way that is longer and less elegant. Introducing floating points also led to some edge cases. The modulo operator is undefined for fractions and therefore returns an error for them, and dividing by zero returns an error if the zero is an integer (0) and “Infinity” if the zero is a float (0.0) to match the behaviour of Haskell’s default divide-operator. Also, since under these rules dividing two integers uses the integer division operator, 6/8 will return 0, which may appear confusing.</text:span></text:p>
      <text:p text:style-name="P3">Error handling was also redone using the Either-class. <text:span text:style-name="T4">The final type of a value will then be Either String (Either Float Int). </text:span>Here, the error strings are returned when the error happens <text:span text:style-name="T4">instead of being generated at the REPL-level, which leads to error messages that are more concise and helpful.</text:span></text:p>
      <text:p text:style-name="P4">The program can read input that is manually entered by the user or provided in the input file. When the main function is run, the user is prompted to choose which option to use, and if input files option is chosen, then the user is prompted to enter the path to file (e.g. <text:span text:style-name="T6">test.txt</text:span> if <text:span text:style-name="T6">test.txt </text:span><text:span text:style-name="T7">file is located in the same directory as program source files). Implementation of I/O for input files required some semi-duplicated code in REPL and processing loop because of the way in which Haskell handles function overloading.</text:span></text:p>
      <text:p text:style-name="P4">Binary search tree data type (in <text:span text:style-name="T6">BST.hs</text:span> file) was also implemented for storing saved variables. Even though some of the functions defined in the <text:span text:style-name="T6">BST.hs</text:span> are not used in the calculator program, they are included so that the tree could be reused in other projects with minor changes made. However, the tree is not generic and currently can only be used for storage and manipulation of calculator variables.</text:p>
      <text:p text:style-name="P5">Overall, all easy and medium requirements listed in the practical specification are satisfied.</text:p>
      <text:h text:style-name="Heading_20_1" text:outline-level="1">Testing</text:h>
      <text:p text:style-name="Text_20_body"/>
      <text:h text:style-name="Heading_20_1" text:outline-level="1">Problems</text:h>
      <text:p text:style-name="Text_20_body"/>
      <text:h text:style-name="Heading_20_1" text:outline-level="1">Provenance</text:h>
      <text:p text:style-name="Text_20_body">The files Expr.hs, Main.hs, Parsing.hs and REPL.hs are all based on the starter code that was given to us.</text:p>
      <text:p text:style-name="Text_20_body">In Expr</text:p>
      <text:p text:style-name="Text_20_body">In Main, the function main has been expanded a lot, making it almost unrecognizable from the original version.</text:p>
      <text:p text:style-name="Text_20_body">In Parsing</text:p>
      <text:p text:style-name="Text_20_body">In REPL, all functions apart from repl were implemented or implemented and declared by us. The repl-function has been adapted by us, while the replFiles-function is based on our version of repl.</text:p>
      <text:p text:style-name="P7">BST...</text:p>
      <text:h text:style-name="Heading_20_1" text:outline-level="1"><text:soft-page-break/>Conclusion</text:h>
      <text:p text:style-name="Text_20_body">For all of us, this project was the first time we have used Haskell to implement something useful. As a functional language, Haskell works quite well for a calculator where most operations are applying different functions to operands. However, we found the way the language handles IO quite confusing, which led to problems, especially when trying to understand how the parser works. We also thought the lack of support for exceptions made error handling clunky; in the program error messages are handled the same way as actual calculations, which makes the program a bit confusing.</text:p>
      <text:p text:style-name="Text_20_body">In the practical, the hardest part was possibly trying to understand the starter code and getting confortable with Hask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8-02-19T10:48:00Z</meta:creation-date>
    <dc:date>2018-02-20T14:13:15.257736137</dc:date>
    <meta:editing-cycles>16</meta:editing-cycles>
    <meta:editing-duration>PT1H58M32S</meta:editing-duration>
    <meta:document-statistic meta:table-count="0" meta:image-count="0" meta:object-count="0" meta:page-count="3" meta:paragraph-count="28" meta:word-count="1037" meta:character-count="6366" meta:non-whitespace-character-count="5277"/>
    <meta:template xlink:type="simple" xlink:actuate="onRequest" xlink:title="" xlink:href="Normal.dotm"/>
  </office:meta>
</office:document-meta>
</file>